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0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04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505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00" style:font-name="Segoe UI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000000" style:font-name="Segoe UI Semibold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5.4cm" svg:height="4.266cm" svg:x="1.247cm" svg:y="0.814cm">
          <draw:text-box>
            <text:p text:style-name="P1"><text:span text:style-name="T1">HYMN #401</text:span></text:p>
            <text:p text:style-name="P1"><text:span text:style-name="T2">“</text:span><text:span text:style-name="T2">From God the Father, Virgin-Born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2" draw:layer="layout" svg:width="25.4cm" svg:height="7.292cm" svg:x="1.225cm" svg:y="0.689cm">
          <draw:text-box>
            <text:p text:style-name="P1"><text:span text:style-name="T3">1.</text:span><text:span text:style-name="T4"> From God the Father, virgin-born</text:span></text:p>
            <text:p text:style-name="P1"><text:span text:style-name="T4">To us the only Son came down;</text:span></text:p>
            <text:p text:style-name="P1"><text:span text:style-name="T4">By death the font to consecrate,</text:span></text:p>
            <text:p text:style-name="P1"><text:span text:style-name="T4">The faithful to regenerat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3" draw:text-style-name="P2" draw:layer="layout" svg:width="25.4cm" svg:height="7.292cm" svg:x="1.225cm" svg:y="0.762cm">
          <draw:text-box>
            <text:p text:style-name="P1"><text:span text:style-name="T3">2. </text:span><text:span text:style-name="T4">Beginning from His home on high,</text:span></text:p>
            <text:p text:style-name="P1"><text:span text:style-name="T4">In human flesh He came to die;</text:span></text:p>
            <text:p text:style-name="P1"><text:span text:style-name="T4">Creation by His death restored,</text:span></text:p>
            <text:p text:style-name="P1"><text:span text:style-name="T4">And shed new joys of life abroa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3" draw:text-style-name="P2" draw:layer="layout" svg:width="25.4cm" svg:height="7.292cm" svg:x="1.27cm" svg:y="0.762cm">
          <draw:text-box>
            <text:p text:style-name="P1"><text:span text:style-name="T3">3. </text:span><text:span text:style-name="T4">Glide on, O glorious Sun, and bring</text:span></text:p>
            <text:p text:style-name="P1"><text:span text:style-name="T4">The gift of healing on Your wing;</text:span></text:p>
            <text:p text:style-name="P1"><text:span text:style-name="T4">To ev’ry dull and clouded sense</text:span></text:p>
            <text:p text:style-name="P1"><text:span text:style-name="T4">The clearness of Your light dispen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3" draw:text-style-name="P2" draw:layer="layout" svg:width="25.4cm" svg:height="7.292cm" svg:x="1.27cm" svg:y="0.582cm">
          <draw:text-box>
            <text:p text:style-name="P1"><text:span text:style-name="T3">4. </text:span><text:span text:style-name="T4">Abide with us, O Lord, we pray;</text:span></text:p>
            <text:p text:style-name="P1"><text:span text:style-name="T4">The gloom of darkness chase away;</text:span></text:p>
            <text:p text:style-name="P1"><text:span text:style-name="T4">Your work of healing, Lord, begin,</text:span></text:p>
            <text:p text:style-name="P1"><text:span text:style-name="T4">And take away the stain of s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3" draw:text-style-name="P2" draw:layer="layout" svg:width="25.4cm" svg:height="7.292cm" svg:x="1.274cm" svg:y="0.639cm">
          <draw:text-box>
            <text:p text:style-name="P1"><text:span text:style-name="T3">5. </text:span><text:span text:style-name="T4">Lord, once You came to earth’s domain</text:span></text:p>
            <text:p text:style-name="P1"><text:span text:style-name="T4">And, we believe, shall come again;</text:span></text:p>
            <text:p text:style-name="P1"><text:span text:style-name="T4">Be with us on the battlefield,</text:span></text:p>
            <text:p text:style-name="P1"><text:span text:style-name="T4">From ev’ry harm Your people shiel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4" draw:text-style-name="P2" draw:layer="layout" svg:width="25.4cm" svg:height="10.771cm" svg:x="1.225cm" svg:y="0.659cm">
          <draw:text-box>
            <text:p text:style-name="P1"><text:span text:style-name="T3">6. </text:span><text:span text:style-name="T4">To You, O Lord, all glory be</text:span></text:p>
            <text:p text:style-name="P1"><text:span text:style-name="T4">For this Your blest epiphany;</text:span></text:p>
            <text:p text:style-name="P1"><text:span text:style-name="T4">To God, whom all His hosts adore,</text:span></text:p>
            <text:p text:style-name="P1"><text:span text:style-name="T4">And Holy Spirit evermore.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><text:s text:c="12"/></text:span><text:span text:style-name="T6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1T15:22:11.530000000</meta:creation-date>
    <dc:date>2019-01-17T15:12:20.246000000</dc:date>
    <meta:editing-duration>PT3M52S</meta:editing-duration>
    <meta:editing-cycles>4</meta:editing-cycles>
    <meta:generator>LibreOffice/6.1.3.2$Windows_X86_64 LibreOffice_project/86daf60bf00efa86ad547e59e09d6bb77c699acb</meta:generator>
    <meta:document-statistic meta:object-count="126"/>
  </office:meta>
</office:document-meta>
</file>